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text-align="center" style:justify-single-word="false" fo:background-color="#ffffff" fo:padding="0cm" fo:border="none"/>
      <style:text-properties style:font-name="Arial" fo:font-size="10pt" fo:font-style="italic" style:font-name-asian="Arial2" style:font-size-asian="10pt" style:font-style-asian="italic" style:font-name-complex="Arial2" style:font-size-complex="10pt"/>
    </style:style>
    <style:style style:name="P2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text-align="center" style:justify-single-word="false" fo:background-color="#ffffff" fo:padding="0cm" fo:border="none"/>
      <style:text-properties style:font-name="Arial" fo:font-size="10pt" style:font-name-asian="Arial2" style:font-size-asian="10pt" style:font-name-complex="Arial2" style:font-size-complex="10pt"/>
    </style:style>
    <style:style style:name="P3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style:font-name-asian="Arial2" style:font-size-asian="10pt" style:font-name-complex="Arial2" style:font-size-complex="10pt"/>
    </style:style>
    <style:style style:name="P4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officeooo:paragraph-rsid="001b578e" style:font-name-asian="Arial2" style:font-size-asian="10pt" style:font-name-complex="Arial2" style:font-size-complex="10pt"/>
    </style:style>
    <style:style style:name="P5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officeooo:paragraph-rsid="001b5dd6" style:font-name-asian="Arial2" style:font-size-asian="10pt" style:font-name-complex="Arial2" style:font-size-complex="10pt"/>
    </style:style>
    <style:style style:name="P6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/>
    </style:style>
    <style:style style:name="P7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officeooo:paragraph-rsid="001b578e"/>
    </style:style>
    <style:style style:name="P8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officeooo:paragraph-rsid="001b5dd6"/>
    </style:style>
    <style:style style:name="P9" style:family="paragraph" style:parent-style-name="Standard">
      <style:text-properties style:font-name="Arial1"/>
    </style:style>
    <style:style style:name="P10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  <style:text-properties fo:color="#000000" style:font-name="Arial1" fo:font-size="16pt" fo:font-style="normal" fo:font-weight="bold" style:font-name-asian="Arial2" style:font-size-asian="16pt" style:font-style-asian="normal" style:font-weight-asian="bold" style:font-name-complex="Arial2" style:font-size-complex="16pt"/>
    </style:style>
    <style:style style:name="P11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  <style:text-properties style:font-name="Arial1" officeooo:paragraph-rsid="001b5dd6"/>
    </style:style>
    <style:style style:name="P12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  <style:text-properties style:font-name="Arial1" fo:font-weight="normal" officeooo:paragraph-rsid="001b5dd6" style:font-weight-asian="normal" style:font-weight-complex="normal"/>
    </style:style>
    <style:style style:name="P13" style:family="paragraph" style:parent-style-name="Heading_20_1" style:master-page-name="Standard">
      <loext:graphic-properties draw:fill="solid" draw:fill-color="#ffffff"/>
      <style:paragraph-properties fo:margin-top="0.494cm" fo:margin-bottom="0cm" loext:contextual-spacing="false" fo:line-height="100%" fo:text-align="center" style:justify-single-word="false" style:page-number="1" fo:background-color="#ffffff" fo:padding="0cm" fo:border="none"/>
      <style:text-properties fo:color="#000000" style:font-name="Arial" fo:font-size="16pt" fo:font-style="normal" fo:font-weight="bold" style:font-name-asian="Arial2" style:font-size-asian="16pt" style:font-style-asian="normal" style:font-weight-asian="bold" style:font-name-complex="Arial2" style:font-size-complex="16pt"/>
    </style:style>
    <style:style style:name="P14" style:family="paragraph" style:parent-style-name="Standard">
      <style:text-properties fo:color="#000000" style:font-name="Arial1" fo:font-size="10pt" officeooo:paragraph-rsid="001c994d" style:font-size-asian="10pt" style:font-size-complex="10pt"/>
    </style:style>
    <style:style style:name="P15" style:family="paragraph" style:parent-style-name="Standard" style:list-style-name="L1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officeooo:paragraph-rsid="001b578e"/>
    </style:style>
    <style:style style:name="P16" style:family="paragraph" style:parent-style-name="Standard" style:list-style-name="L1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1" fo:font-size="10pt" officeooo:paragraph-rsid="001b578e" style:font-name-asian="Arial2" style:font-size-asian="10pt" style:font-name-complex="Arial2" style:font-size-complex="10pt"/>
    </style:style>
    <style:style style:name="T1" style:family="text">
      <style:text-properties fo:color="#000000" fo:font-size="16pt" fo:font-style="normal" fo:font-weight="bold" style:font-name-asian="Arial2" style:font-size-asian="16pt" style:font-style-asian="normal" style:font-weight-asian="bold" style:font-name-complex="Arial2" style:font-size-complex="16pt"/>
    </style:style>
    <style:style style:name="T2" style:family="text">
      <style:text-properties fo:color="#000000" fo:font-size="16pt" fo:font-style="normal" fo:font-weight="bold" officeooo:rsid="001b5dd6" style:font-name-asian="Arial2" style:font-size-asian="16pt" style:font-style-asian="normal" style:font-weight-asian="bold" style:font-name-complex="Arial2" style:font-size-complex="16pt"/>
    </style:style>
    <style:style style:name="T3" style:family="text">
      <style:text-properties officeooo:rsid="001b5dd6"/>
    </style:style>
    <style:style style:name="T4" style:family="text">
      <style:text-properties fo:font-style="italic" fo:font-weight="normal" officeooo:rsid="0005c14f" style:font-style-asian="italic" style:font-weight-asian="normal" style:font-style-complex="italic" style:font-weight-complex="normal"/>
    </style:style>
    <style:style style:name="T5" style:family="text">
      <style:text-properties style:font-name="Arial1" fo:font-size="10pt" style:font-name-asian="Arial2" style:font-size-asian="10pt" style:font-name-complex="Arial2" style:font-size-complex="10pt"/>
    </style:style>
    <style:style style:name="T6" style:family="text">
      <style:text-properties style:font-name="Arial1" fo:font-size="10pt" fo:font-style="italic" officeooo:rsid="001b5dd6" style:font-name-asian="Arial2" style:font-size-asian="10pt" style:font-style-asian="italic" style:font-name-complex="Arial2" style:font-size-complex="10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name-asian="Arial2" style:font-size-asian="10pt" style:font-name-complex="Arial2" style:font-size-complex="10pt"/>
    </style:style>
    <style:style style:name="T9" style:family="text">
      <style:text-properties fo:font-size="10pt" officeooo:rsid="00003a2c" style:font-name-asian="Arial2" style:font-size-asian="10pt" style:font-name-complex="Arial2" style:font-size-complex="10pt"/>
    </style:style>
    <style:style style:name="T10" style:family="text">
      <style:text-properties fo:font-size="10pt" officeooo:rsid="001b5dd6" style:font-name-asian="Arial2" style:font-size-asian="10pt" style:font-name-complex="Arial2" style:font-size-complex="10pt"/>
    </style:style>
    <style:style style:name="T11" style:family="text">
      <style:text-properties fo:font-size="10pt" fo:font-style="italic" style:font-name-asian="Arial2" style:font-size-asian="10pt" style:font-style-asian="italic" style:font-name-complex="Arial2" style:font-size-complex="10pt"/>
    </style:style>
    <style:style style:name="T12" style:family="text">
      <style:text-properties fo:font-size="10pt" fo:font-style="italic" officeooo:rsid="0005c14f" style:font-name-asian="Arial2" style:font-size-asian="10pt" style:font-style-asian="italic" style:font-name-complex="Arial2" style:font-size-complex="10pt" style:font-style-complex="italic"/>
    </style:style>
    <style:style style:name="T13" style:family="text">
      <style:text-properties fo:font-size="10pt" fo:font-style="italic" officeooo:rsid="001c3207" style:font-name-asian="Arial2" style:font-size-asian="10pt" style:font-style-asian="italic" style:font-name-complex="Arial2" style:font-size-complex="10pt" style:font-style-complex="italic"/>
    </style:style>
    <style:style style:name="T14" style:family="text">
      <style:text-properties fo:font-size="10pt" fo:font-style="italic" fo:font-weight="normal" officeooo:rsid="0005c14f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5" style:family="text">
      <style:text-properties fo:font-size="10pt" fo:font-style="normal" officeooo:rsid="00003a2c" style:font-name-asian="Arial2" style:font-size-asian="10pt" style:font-style-asian="normal" style:font-name-complex="Arial2" style:font-size-complex="10pt" style:font-style-complex="normal"/>
    </style:style>
    <style:style style:name="T16" style:family="text">
      <style:text-properties fo:font-variant="normal" fo:text-transform="none" fo:letter-spacing="normal" fo:font-style="normal" fo:font-weight="normal" style:font-name-asian="Arial2" style:font-name-complex="Arial2"/>
    </style:style>
    <style:style style:name="T17" style:family="text">
      <style:text-properties fo:font-variant="normal" fo:text-transform="none" fo:letter-spacing="normal" fo:font-style="italic" fo:font-weight="normal" officeooo:rsid="001d0f7d" style:font-name-asian="Arial2" style:font-style-asian="italic" style:font-name-complex="Arial2" style:font-style-complex="italic"/>
    </style:style>
    <style:style style:name="T18" style:family="text">
      <style:text-properties style:font-name-asian="Arial2" style:font-name-complex="Arial2"/>
    </style:style>
    <style:style style:name="T19" style:family="text">
      <style:text-properties officeooo:rsid="001c99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entions légales</text:p>
      <text:p text:style-name="P1">En vigueur au 0<text:span text:style-name="T3">1</text:span>/0<text:span text:style-name="T3">4</text:span>/202<text:span text:style-name="T3">1</text:span></text:p>
      <text:p text:style-name="P2"> </text:p>
      <text:p text:style-name="P14"><text:span text:style-name="T16">La société </text:span><text:span text:style-name="T17">Strange Day</text:span><text:span text:style-name="T16"> est immatriculée à la Chambre de Métiers et de l’Artisanat de Versailles sous le numéro SIRET : 90128997500012</text:span><text:span text:style-name="T18"> </text:span></text:p>
      <text:p text:style-name="P14"><text:span text:style-name="T18"/></text:p>
      <text:p text:style-name="P9"><text:span text:style-name="T8">Conformément aux dispositions des Articles 6-III et 19 de la Loi n°2004-575 du 21 juin 2004 pour la Confiance dans l’économie numérique, dite L.C.E.N., il est porté à la connaissance des Utilisateurs du site </text:span><text:span text:style-name="T12">strangeday.fr</text:span><text:span text:style-name="T11"> </text:span><text:span text:style-name="T8">les présentes mentions légales.</text:span></text:p>
      <text:p text:style-name="P9"><text:span text:style-name="T8">La connexion et la navigation sur le site </text:span><text:span text:style-name="T12">strangeday.fr</text:span> <text:span text:style-name="T7">par</text:span> <text:span text:style-name="T7">l’Utilisateur implique acceptation intégrale et sans réserve des présentes mentions légales.</text:span></text:p>
      <text:p text:style-name="P3">Ces dernières sont accessibles sur le <text:span text:style-name="T3">pied de chaque page, sur le lien</text:span> « Mentions légales ».</text:p>
      <text:p text:style-name="P11"><text:span text:style-name="T2">Article</text:span><text:span text:style-name="T1"> 1 : L’éditeur</text:span></text:p>
      <text:p text:style-name="P12"><text:span text:style-name="T8">L’édition et la direction de la publication du site </text:span><text:span text:style-name="T12">strangeday.fr</text:span> <text:span text:style-name="T7">est assurée par Rouxel Armel, domiciliée 28 rue de l'avignou, dont le numéro de téléphone est 0680067781, et l'adresse e-mail arouxel@outlook.fr.</text:span></text:p>
      <text:p text:style-name="P10"><text:span text:style-name="T3">Article</text:span> 2 : L’hébergeur</text:p>
      <text:p text:style-name="P5">L'hébergeur du site <text:span text:style-name="T4">strangeday.fr</text:span> est la Société DigitalOcean, dont le siège social est situé au 01 Avenue of the Americas, 10th Floor.</text:p>
      <text:p text:style-name="P10"><text:span text:style-name="T3">Article</text:span> 3 : Accès au site</text:p>
      <text:p text:style-name="P3">Le site est accessible par tout endroit, 7j/7, 24h/24 sauf cas de force majeure, interruption programmée ou non et pouvant découlant d’une nécessité de maintenance.</text:p>
      <text:p text:style-name="P8"><text:span text:style-name="T8">En cas de modification, interruption ou suspension des services le site </text:span><text:span text:style-name="T14">strangeday.fr</text:span><text:span text:style-name="T11"> </text:span><text:span text:style-name="T8">ne saurait être tenu responsable.</text:span></text:p>
      <text:p text:style-name="P10"><text:span text:style-name="T3">Article</text:span> 4 : Collecte des données</text:p>
      <text:p text:style-name="P4">Le site assure à l'Utilisateur une collecte et un traitement d'informations personnelles dans le respect de la vie privée conformément à la loi n°78-17 du 6 janvier 1978 relative à l'informatique, aux fichiers et aux libertés.</text:p>
      <text:p text:style-name="P4">En vertu de la loi Informatique et Libertés, en date du 6 janvier 1978, l'Utilisateur dispose d'un droit d'accès, de rectification, de suppression et d'opposition de ses données personnelles. L'Utilisateur exerce ce droit :</text:p>
      <text:list xml:id="list6116510436219216616" text:style-name="L1">
        <text:list-item>
          <text:p text:style-name="P15"><text:span text:style-name="T5">par mail à l'adresse mail : </text:span><text:span text:style-name="T6">contact@strangeday.fr</text:span></text:p>
        </text:list-item>
        <text:list-item>
          <text:p text:style-name="P16">via son espace personnel ; </text:p>
        </text:list-item>
      </text:list>
      <text:p text:style-name="P10"><text:span text:style-name="T19">Article</text:span> 5 : Cookies</text:p>
      <text:p text:style-name="P4">L’Utilisateur est informé que lors de ses visites sur le site, un cookie peut s’installer automatiquement sur son logiciel de navigation.</text:p>
      <text:p text:style-name="P8"><text:span text:style-name="T8">Les cookies sont de petits fichiers stockés temporairement sur le disque dur de l’ordinateur de l’Utilisateur par votre navigateur et qui sont nécessaires à l’utilisation du site </text:span><text:span text:style-name="T14">strangeday.fr</text:span><text:span text:style-name="T8">. Un cookie contient un identifiant unique, généré aléatoirement et donc anonyme. Certains cookies expirent à la fin de la visite de l’Utilisateur, d’autres restent.</text:span></text:p>
      <text:p text:style-name="P7"><text:span text:style-name="T8">L’information contenue dans les cookies est </text:span><text:span text:style-name="T9">uniquement </text:span><text:span text:style-name="T8">utilisée </text:span><text:span text:style-name="T15">pour le bon fonctionnement du site et l’accès à des </text:span><text:soft-page-break/><text:span text:style-name="T15">fonctionnalités essentielles tel que le panier ou l’authentification du Client</text:span><text:span text:style-name="T8">. </text:span><text:span text:style-name="T9">Aucun cookie ne sera utilisé pour dévoiler <text:s/>infirmations personnelles à des services tiers, autre que le prestataire de paiement et de livraison</text:span></text:p>
      <text:p text:style-name="P4">En naviguant sur le site, L’Utilisateur les accepte.</text:p>
      <text:p text:style-name="P4">L’Utilisateur pourra désactiver ces cookies par l’intermédiaire des paramètres figurant au sein de son logiciel de navigation.</text:p>
      <text:p text:style-name="P10"><text:span text:style-name="T3">Article</text:span> 6 : Propriété intellectuelle</text:p>
      <text:p text:style-name="P8"><text:span text:style-name="T8">Toute utilisation, reproduction, diffusion, commercialisation, modification de toute ou partie du site </text:span><text:span text:style-name="T14">strangeday.fr</text:span><text:span text:style-name="T8">, sans autorisation de l’Editeur est prohibée et pourra entraînée des actions et poursuites judiciaires telles que notamment prévues par le Code de la propriété intellectuelle et le Code civil.</text:span></text:p>
      <text:p text:style-name="P3"/>
      <text:p text:style-name="P6"><text:span text:style-name="T8">Pour plus d’informations, se reporter aux </text:span><text:span text:style-name="T11">CGU </text:span><text:span text:style-name="T8">du site </text:span><text:span text:style-name="T13">strangeday.fr</text:span><text:span text:style-name="T8"> accessible</text:span><text:span text:style-name="T10">s au pied de chaque page, sous le lien « Mentions légales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ffffff"/>
      <style:paragraph-properties fo:margin-top="0.635cm" fo:margin-bottom="0.635cm" loext:contextual-spacing="false" fo:line-height="100%" fo:background-color="#ffffff" fo:padding="0cm" fo:border="none"/>
      <style:text-properties fo:color="#000000"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64cm" fo:margin-bottom="1.764cm" fo:margin-left="1.411cm" fo:margin-right="1.411cm" style:writing-mode="lr-tb" style:layout-grid-color="#c0c0c0" style:layout-grid-lines="2441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7T14:56:55.987000000</dc:date>
    <meta:editing-duration>PT12M23S</meta:editing-duration>
    <meta:editing-cycles>4</meta:editing-cycles>
    <meta:generator>LibreOffice/5.1.4.2$Windows_X86_64 LibreOffice_project/f99d75f39f1c57ebdd7ffc5f42867c12031db97a</meta:generator>
    <meta:document-statistic meta:table-count="0" meta:image-count="0" meta:object-count="0" meta:page-count="2" meta:paragraph-count="28" meta:word-count="526" meta:character-count="3442" meta:non-whitespace-character-count="2941"/>
  </office:meta>
</office:document-meta>
</file>